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9d5f" officeooo:paragraph-rsid="00019d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3T16:07:55.218159326</meta:creation-date>
    <dc:date>2020-03-03T16:08:34.310248649</dc:date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Dev/7.0.0.0.alpha0$Linux_X86_64 LibreOffice_project/150ca03b82393c8c9704885b56c2752b77bbb559</meta:generator>
  </office:meta>
</office:document-meta>
</file>